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f120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BOLETÍN 2</text:span><text:span text:style-name="T2"> </text:span><text:span text:style-name="T4">Documentos XML bien formados</text:span></text:p>
      <text:p text:style-name="Preformatted_20_Text">Los siguientes documentos no están bien formados porque cada uno contiene dos errores (dos errores del</text:p>
      <text:p text:style-name="Preformatted_20_Text">mismo tipo cuentan como uno sólo). Corrige los errores y comprueba si ya son documentos bien formados</text:p>
      <text:p text:style-name="Preformatted_20_Text">(si para corregir algún error hay que inventarse una etiqueta o atributo, utiliza un nombre que tenga relación</text:p>
      <text:p text:style-name="Preformatted_20_Text">con la información contenida en el documento).</text:p>
      <text:p text:style-name="Preformatted_20_Text"/>
      <text:p text:style-name="Preformatted_20_Text">1- </text:p>
      <text:p text:style-name="Preformatted_20_Text"><text:s text:c="3"/>&lt;cartelera&gt;</text:p>
      <text:p text:style-name="Preformatted_20_Text"><text:tab/>&lt;pelicula&gt;</text:p>
      <text:p text:style-name="Preformatted_20_Text"><text:tab/>&lt;titulo&gt;Con faldas y a lo loco&lt;/titulo&gt;</text:p>
      <text:p text:style-name="Preformatted_20_Text"><text:tab/>&lt;director&gt;Billy Wilder&lt;/director&gt;</text:p>
      <text:p text:style-name="Preformatted_20_Text"><text:tab/>&lt;/pelicula&gt;</text:p>
      <text:p text:style-name="Preformatted_20_Text"><text:tab/>&lt;pelicula&gt;</text:p>
      <text:p text:style-name="Preformatted_20_Text"><text:tab/>&lt;director&gt;Leo McCarey&lt;/director&gt;</text:p>
      <text:p text:style-name="Preformatted_20_Text"><text:tab/>&lt;titulo&gt;Sopa de ganso&lt;/titulo&gt;</text:p>
      <text:p text:style-name="Preformatted_20_Text"><text:tab/>&lt;/pelicula&gt;</text:p>
      <text:p text:style-name="Preformatted_20_Text"><text:tab/>&lt;autor&gt;barto&lt;/autor&gt;</text:p>
      <text:p text:style-name="Preformatted_20_Text"><text:s text:c="3"/>&lt;/cartelera&gt;</text:p>
      <text:p text:style-name="Preformatted_20_Text"><text:s text:c="3"/></text:p>
      <text:p text:style-name="Preformatted_20_Text">2-</text:p>
      <text:p text:style-name="Preformatted_20_Text">&lt;deportistas&gt;</text:p>
      <text:p text:style-name="Preformatted_20_Text"><text:s text:c="5"/>&lt;deportista&gt;</text:p>
      <text:p text:style-name="Preformatted_20_Text"><text:tab/>&lt;deporte Atletismo="A"/&gt;</text:p>
      <text:p text:style-name="Preformatted_20_Text"><text:tab/>&lt;nombre&gt;Jesse Owens&lt;/nombre&gt;</text:p>
      <text:p text:style-name="Preformatted_20_Text"><text:s text:c="5"/>&lt;/deportista&gt;</text:p>
      <text:p text:style-name="Preformatted_20_Text"><text:s text:c="5"/>&lt;deportista&gt;</text:p>
      <text:p text:style-name="Preformatted_20_Text"><text:tab/>&lt;deporte&gt; Natación="N"/&gt;</text:p>
      <text:p text:style-name="Preformatted_20_Text"><text:tab/>&lt;nombre&gt;Mark Spitz&lt;/nombre&gt;</text:p>
      <text:p text:style-name="Preformatted_20_Text"><text:s text:c="5"/>&lt;/deportista&gt;</text:p>
      <text:p text:style-name="Preformatted_20_Text">&lt;/deportistas&gt;</text:p>
      <text:p text:style-name="Preformatted_20_Text"/>
      <text:p text:style-name="Preformatted_20_Text">3-</text:p>
      <text:p text:style-name="Preformatted_20_Text">&lt;texto&gt;</text:p>
      <text:p text:style-name="Preformatted_20_Text"><text:tab/>&lt;Titulo&gt;XML explicado a los niños&lt;/Titulo&gt;</text:p>
      <text:p text:style-name="Preformatted_20_Text"><text:tab/>&lt;párrafo&gt;El &lt;abreviatura&gt;XML&lt;/abreviatura&gt;define cómo crear</text:p>
      <text:p text:style-name="Preformatted_20_Text"><text:tab/>lenguajes de marcas.&lt;/párrafo&gt;</text:p>
      <text:p text:style-name="Preformatted_20_Text"><text:tab/>&lt;párrafo&gt;Las marcas se añaden a un documento de texto</text:p>
      <text:p text:style-name="Preformatted_20_Text"><text:tab/>para añadir información.&lt;/párrafo&gt;</text:p>
      <text:p text:style-name="Preformatted_20_Text"><text:s text:c="8"/>&lt;http&gt;www.example.org&lt;/http&gt;</text:p>
      <text:p text:style-name="Preformatted_20_Text">&lt;/texto&gt; <text:s text:c="2"/></text:p>
      <text:p text:style-name="Preformatted_20_Text"/>
      <text:p text:style-name="Preformatted_20_Text">4-</text:p>
      <text:p text:style-name="Preformatted_20_Text">&lt;geografia_mundial&gt;</text:p>
      <text:p text:style-name="Preformatted_20_Text"><text:s text:c="5"/>&lt;pais&gt;</text:p>
      <text:p text:style-name="Preformatted_20_Text"><text:tab/>&lt;pais&gt;España&lt;/pais&gt;</text:p>
      <text:p text:style-name="Preformatted_20_Text"><text:tab/>&lt;continente&gt;Europa&lt;/continente&gt;</text:p>
      <text:p text:style-name="Preformatted_20_Text"><text:tab/>&lt;capital&gt;Madrid&lt;/capital&gt;</text:p>
      <text:p text:style-name="Preformatted_20_Text"><text:s text:c="5"/>&lt;/pais&gt;</text:p>
      <text:p text:style-name="Preformatted_20_Text">&lt;/geografia_mundial&gt;</text:p>
      <text:p text:style-name="Preformatted_20_Text"/>
      <text:p text:style-name="Preformatted_20_Text">5-</text:p>
      <text:p text:style-name="Preformatted_20_Text">&lt;programas&gt;</text:p>
      <text:p text:style-name="Preformatted_20_Text"><text:tab/>&lt;programa nombre="Firefox" licencia="GPL" licencia2="MPL" /&gt;</text:p>
      <text:p text:style-name="Preformatted_20_Text"><text:tab/>&lt;programa nombre="OpenOffice.org" licencia3="LGPL" /&gt;</text:p>
      <text:p text:style-name="Preformatted_20_Text"><text:tab/>&lt;programa nombre="Inkscape" licencia4="GPL" /&gt;</text:p>
      <text:p text:style-name="Preformatted_20_Text">&lt;/programas&gt;</text:p>
      <text:p text:style-name="Preformatted_20_Text"/>
      <text:p text:style-name="Preformatted_20_Text">6-</text:p>
      <text:p text:style-name="Preformatted_20_Text">&lt;mundiales-de-futbol&gt;</text:p>
      <text:p text:style-name="Preformatted_20_Text"><text:tab/>&lt;mundial pais="España" año="1982" /&gt;</text:p>
      <text:p text:style-name="Preformatted_20_Text"><text:soft-page-break/>&lt;/mundiales-de-futbol&gt;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22T10:44:05.862580762</dc:date>
    <meta:editing-duration>PT1M17S</meta:editing-duration>
    <meta:editing-cycles>1</meta:editing-cycles>
    <meta:document-statistic meta:table-count="0" meta:image-count="0" meta:object-count="0" meta:page-count="2" meta:paragraph-count="56" meta:word-count="159" meta:character-count="1533" meta:non-whitespace-character-count="1353"/>
    <meta:generator>LibreOffice/7.3.5.2$Linux_X86_64 LibreOffice_project/30$Build-2</meta:generator>
  </office:meta>
</office:document-meta>
</file>